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b98ea" officeooo:paragraph-rsid="001b98e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1b98ea" officeooo:paragraph-rsid="001b98e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uk" fo:country="UA" fo:font-weight="normal" officeooo:rsid="001b98ea" officeooo:paragraph-rsid="001b98ea" style:font-name-asian="MS Mincho" style:font-size-asian="12.25pt" style:font-weight-asian="normal" style:font-size-complex="14pt" style:font-weight-complex="normal"/>
    </style:style>
    <style:style style:name="T1" style:family="text">
      <style:text-properties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ЛАБОРАТОРНА РОБОТА №3</text:p>
      <text:p text:style-name="P1">ДОСЛІДЖЕННЯ ГЕНЕРАТОРІВ ПСЕВДОВИПАДКОВИХ ЧИСЕЛ ДЛЯ РІЗНИХ ЗАКОНІВ РОЗПОДІЛУ</text:p>
      <text:p text:style-name="P1"/>
      <text:p text:style-name="P2"><text:tab/><text:span text:style-name="T1">Мета роботи</text:span>:</text:p>
      <text:p text:style-name="P3"><text:tab/>– Ознайомитись із алгоритмами роботи генераторів випадкових чисел, що мають різні закони розподілення та методикою їх тестування.</text:p>
      <text:p text:style-name="P3"><text:tab/></text:p>
      <text:p text:style-name="P3"><text:tab/>3.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5:22:01.597833201</meta:creation-date>
    <dc:date>2015-02-23T18:08:59.554858039</dc:date>
    <meta:editing-duration>PT2H31M57S</meta:editing-duration>
    <meta:editing-cycles>1</meta:editing-cycles>
    <meta:document-statistic meta:table-count="0" meta:image-count="0" meta:object-count="0" meta:page-count="1" meta:paragraph-count="6" meta:word-count="31" meta:character-count="247" meta:non-whitespace-character-count="215"/>
    <meta:generator>LibreOffice/4.2.7.2$Linux_X86_64 LibreOffice_project/420m0$Build-2</meta:generator>
  </office:meta>
</office:document-meta>
</file>